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List_20_Heading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Arial" fo:font-size="11.3500003814697pt" fo:letter-spacing="normal" fo:font-style="normal" fo:font-weight="normal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16pt" fo:font-weight="bold" style:font-size-asian="16pt" style:font-weight-asian="bold" style:font-name-complex="Arial1" style:font-size-complex="16pt"/>
    </style:style>
    <style:style style:name="P4" style:family="paragraph" style:parent-style-name="Standard">
      <style:text-properties fo:language="zxx" fo:country="none" style:language-asian="zxx" style:country-asian="none"/>
    </style:style>
    <style:style style:name="P5" style:family="paragraph" style:parent-style-name="Standard">
      <style:text-properties fo:font-variant="normal" fo:text-transform="none" fo:color="#000000" style:font-name="Arial" fo:font-size="11.3500003814697pt" fo:letter-spacing="normal" fo:font-style="normal" fo:font-weight="normal"/>
    </style:style>
    <style:style style:name="P6" style:family="paragraph" style:parent-style-name="List_20_Contents">
      <style:paragraph-properties fo:margin-left="1cm" fo:margin-right="0cm" fo:margin-top="0cm" fo:margin-bottom="0cm" fo:orphans="2" fo:widows="2" fo:text-indent="0cm" style:auto-text-indent="false" fo:padding="0cm" fo:border="none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6pt" fo:font-weight="bold" style:font-size-asian="16pt" style:font-weight-asian="bold" style:font-name-complex="Arial1" style:font-size-complex="16pt"/>
    </style:style>
    <style:style style:name="T1" style:family="text">
      <style:text-properties style:font-name-asian="Arial1"/>
    </style:style>
    <style:style style:name="T2" style:family="text">
      <style:text-properties fo:font-variant="normal" fo:text-transform="none" fo:color="#000000" style:font-name="Arial" fo:font-size="11.3500003814697pt" fo:letter-spacing="normal" fo:font-style="normal" fo:font-weight="normal"/>
    </style:style>
    <style:style style:name="T3" style:family="text">
      <style:text-properties fo:font-variant="normal" fo:text-transform="none" fo:color="#000000" style:font-name="Arial" fo:font-size="11.3500003814697pt" fo:letter-spacing="normal" fo:font-style="italic" fo:font-weight="norm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PO4UX </text:span>Cue<text:span text:style-name="T1"> </text:span>Cards<text:span text:style-name="T1"> </text:span>(Palm<text:span text:style-name="T1"> </text:span>Cards)</text:p>
      <text:p text:style-name="P2"/>
      <text:p text:style-name="Standard"/>
      <text:p text:style-name="P4"><draw:frame draw:style-name="fr1" draw:name="Frame1" text:anchor-type="char" svg:x="9.724cm" svg:y="0.108cm" svg:width="7.645cm" svg:height="4.787cm" draw:z-index="0"><draw:text-box><text:p text:style-name="Standard">5</text:p><text:p text:style-name="P1">Nah, F., "A study on tolerable waiting time: how long are Web users willing to wait?"</text:p><text:p text:style-name="P6"><text:span text:style-name="T3">Behaviour &amp; Information Technology</text:span><text:span text:style-name="T2"> 23, no. 3 (2004): 153-163.</text:span></text:p><text:p text:style-name="Standard"/><text:p text:style-name="P5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2" text:anchor-type="char" svg:x="0.199cm" svg:y="0.108cm" svg:width="7.645cm" svg:height="4.787cm" draw:z-index="15"><draw:text-box><text:p text:style-name="Standard">1</text:p><text:p text:style-name="Standard">Marissa Mayer – then Google’s vice president of search products and user experience <text:s/></text:p><text:p text:style-name="Standard"/><text:p text:style-name="Standard">10-result page loading in 0.4 seconds </text:p><text:p text:style-name="Standard">30-result page loading in 0.9 seconds.</text:p><text:p text:style-name="Standard"/><text:p text:style-name="Standard">Page speed Trump content.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draw:frame draw:style-name="fr1" draw:name="Frame3" text:anchor-type="char" svg:x="9.724cm" svg:y="-0.019cm" svg:width="7.645cm" svg:height="4.787cm" draw:z-index="4"><draw:text-box><text:p text:style-name="Standard">6</text:p><text:p text:style-name="P1">Fogg, B. J., et al., "What Makes Web Sites Credible? A Report on a Large Quantitative Study,"</text:p><text:p text:style-name="P6"><text:span text:style-name="T2">in </text:span><text:span text:style-name="T3">CHI 2001</text:span><text:span text:style-name="T2"> (Seattle, WA: March 31-April 5, 2001), 61-68.</text:span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4" text:anchor-type="char" svg:x="0.199cm" svg:y="-0.019cm" svg:width="7.645cm" svg:height="4.787cm" draw:z-index="1"><draw:text-box><text:p text:style-name="Standard">2</text:p><text:p text:style-name="Standard">Equation Research Survey for Compuware – Mobile users happy to sacrifice content in a mobile UX before speed; Expect same speed from mobile as Desktop 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draw:frame draw:style-name="fr1" draw:name="Frame5" text:anchor-type="char" svg:x="9.724cm" svg:y="0.342cm" svg:width="7.645cm" svg:height="4.787cm" draw:z-index="5"><draw:text-box><text:p text:style-name="Standard">7</text:p><text:p text:style-name="P1">Bouch, A., Kuchinsky, A., and N. Bhatti, "Quality is in the Eye of the Beholder: Meeting Users' Requirements for Internet Quality of Service,"</text:p><text:p text:style-name="P6"><text:span text:style-name="T2">in </text:span><text:span text:style-name="T3">CHI 2000</text:span><text:span text:style-name="T2"> (The Hague, The Netherlands: April 1-6, 2000), 297-304.</text:span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6" text:anchor-type="char" svg:x="0.199cm" svg:y="0.342cm" svg:width="7.645cm" svg:height="4.787cm" draw:z-index="2"><draw:text-box><text:p text:style-name="Standard">3</text:p><text:p text:style-name="Standard">Aberdeen and Forrester reports – widely cited. <text:s/></text:p><text:p text:style-name="Standard">$$$ not read.</text:p><text:p text:style-name="Standard">Supported by case study on UK e-tailor<text:line-break/>“Glasses Direct”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draw:frame draw:style-name="fr1" draw:name="Frame7" text:anchor-type="char" svg:x="9.724cm" svg:y="0.215cm" svg:width="7.645cm" svg:height="4.787cm" draw:z-index="6"><draw:text-box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8" text:anchor-type="char" svg:x="0.199cm" svg:y="0.215cm" svg:width="7.645cm" svg:height="4.787cm" draw:z-index="3"><draw:text-box><text:p text:style-name="Standard">4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text:span text:style-name="T1">PO4UX </text:span>Cue<text:span text:style-name="T1"> </text:span>Cards<text:span text:style-name="T1"> </text:span>(Palm<text:span text:style-name="T1"> </text:span>Cards)</text:p>
      <text:p text:style-name="P2"/>
      <text:p text:style-name="Standard"/>
      <text:p text:style-name="P4"><draw:frame draw:style-name="fr1" draw:name="Frame9" text:anchor-type="char" svg:x="9.724cm" svg:y="0.108cm" svg:width="7.645cm" svg:height="4.787cm" draw:z-index="8"><draw:text-box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10" text:anchor-type="char" svg:x="0.199cm" svg:y="0.108cm" svg:width="7.645cm" svg:height="4.787cm" draw:z-index="7"><draw:text-box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draw:frame draw:style-name="fr1" draw:name="Frame11" text:anchor-type="char" svg:x="9.724cm" svg:y="-0.019cm" svg:width="7.645cm" svg:height="4.787cm" draw:z-index="12"><draw:text-box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12" text:anchor-type="char" svg:x="0.199cm" svg:y="-0.019cm" svg:width="7.645cm" svg:height="4.787cm" draw:z-index="9"><draw:text-box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draw:frame draw:style-name="fr1" draw:name="Frame13" text:anchor-type="char" svg:x="9.724cm" svg:y="0.342cm" svg:width="7.645cm" svg:height="4.787cm" draw:z-index="13"><draw:text-box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14" text:anchor-type="char" svg:x="0.199cm" svg:y="0.342cm" svg:width="7.645cm" svg:height="4.787cm" draw:z-index="10"><draw:text-box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draw:frame draw:style-name="fr1" draw:name="Frame15" text:anchor-type="char" svg:x="9.724cm" svg:y="0.215cm" svg:width="7.645cm" svg:height="4.787cm" draw:z-index="14"><draw:text-box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16" text:anchor-type="char" svg:x="0.199cm" svg:y="0.215cm" svg:width="7.645cm" svg:height="4.787cm" draw:z-index="11"><draw:text-box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Helvetica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A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A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3cm" fo:margin-bottom="2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bate Cue Cards (Palm Cards) Template</dc:title>
    <meta:initial-creator>TLC</meta:initial-creator>
    <meta:creation-date>2006-10-20T14:38:00</meta:creation-date>
    <dc:date>2012-11-17T22:09:41</dc:date>
    <meta:editing-cycles>5</meta:editing-cycles>
    <meta:editing-duration>PT11H21M29S</meta:editing-duration>
    <meta:generator>LibreOffice/3.4$Linux LibreOffice_project/340m1$Build-402</meta:generator>
    <meta:document-statistic meta:table-count="0" meta:image-count="0" meta:object-count="0" meta:page-count="2" meta:paragraph-count="23" meta:word-count="176" meta:character-count="1021" meta:non-whitespace-character-count="862"/>
    <meta:user-defined meta:name="Info 1"/>
    <meta:user-defined meta:name="Info 2"/>
    <meta:user-defined meta:name="Info 3"/>
    <meta:user-defined meta:name="Info 4"/>
  </office:meta>
</office:document-meta>
</file>